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subtitle">
      <style:graphic-properties draw:stroke="none" svg:stroke-width="0cm" draw:fill="solid" draw:fill-color="#000000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/>
      <style:text-properties fo:color="#000000" loext:opacity="100%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color="#000000" loext:opacity="100%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25.399cm" svg:height="19.644cm" svg:x="0cm" svg:y="-0.595cm" presentation:class="subtitle" presentation:user-transformed="true">
          <draw:text-box>
            <text:p text:style-name="P1"><text:span text:style-name="T1"><text:s/></text:span><text:span text:style-name="T2">Se ouvires a </text:span><text:span text:style-name="T2">voz do vento </text:span><text:span text:style-name="T2">Chamando </text:span><text:span text:style-name="T2">sem cessar</text:span></text:p>
            <text:p text:style-name="P1"><text:span text:style-name="T2">Se ouvires a </text:span><text:span text:style-name="T2">voz do tempo </text:span><text:span text:style-name="T2">Mandando </text:span><text:span text:style-name="T2">esperar</text:span></text:p>
            <text:p text:style-name="P1"><text:span text:style-name="T3"/></text:p>
            <text:p text:style-name="P1"><text:span text:style-name="T2">A decisão é </text:span><text:span text:style-name="T2">tua A decisão </text:span><text:span text:style-name="T2">é tu__u_a</text:span></text:p>
            <text:p text:style-name="P1"><text:span text:style-name="T2">São muitos os </text:span><text:span text:style-name="T2">convidados </text:span><text:span text:style-name="T2">São muitos os </text:span><text:span text:style-name="T2">convidados </text:span><text:span text:style-name="T2">Quase </text:span><text:span text:style-name="T2">ninguém tem </text:span><text:span text:style-name="T2">tempo</text:span></text:p>
            <text:p text:style-name="P1"><text:span text:style-name="T2">Quase </text:span><text:span text:style-name="T2">ninguém tem </text:span><text:span text:style-name="T2">te__empo</text:span></text:p>
            <text:p text:style-name="P1"><text:span text:style-name="T3"/></text:p>
            <text:p text:style-name="P1"><text:span text:style-name="T2">Se ouvires a </text:span><text:span text:style-name="T2">voz de Deus </text:span><text:span text:style-name="T2">Chamando </text:span><text:span text:style-name="T2">sem cessar</text:span></text:p>
            <text:p text:style-name="P1"><text:span text:style-name="T2">Se ouvires a </text:span><text:span text:style-name="T2">voz do mundo </text:span><text:span text:style-name="T2">Querendo te </text:span><text:span text:style-name="T2">enganar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4"><text:s/></text:span><text:span text:style-name="T4">Am <text:s text:c="12"/>E</text:span></text:p>
              <text:p text:style-name="P3"><text:span text:style-name="T4">Se ouvires a voz do vento</text:span></text:p>
              <text:p text:style-name="P3"><text:span text:style-name="T4"><text:s text:c="4"/></text:span><text:span text:style-name="T4">E7 <text:s text:c="10"/>Am</text:span></text:p>
              <text:p text:style-name="P3"><text:span text:style-name="T4">Chamando sem cessar</text:span></text:p>
              <text:p text:style-name="P3"><text:span text:style-name="T4"><text:s text:c="21"/></text:span><text:span text:style-name="T4">E</text:span></text:p>
              <text:p text:style-name="P3"><text:span text:style-name="T4">Se ouvires a voz do tempo</text:span></text:p>
              <text:p text:style-name="P3"><text:span text:style-name="T4"><text:s text:c="4"/></text:span><text:span text:style-name="T4">E7 <text:s text:c="7"/>Am</text:span></text:p>
              <text:p text:style-name="P3"><text:span text:style-name="T4">Mandando esperar</text:span></text:p>
              <text:p text:style-name="P3"><text:span text:style-name="T4"/></text:p>
              <text:p text:style-name="P3"><text:span text:style-name="T4"/></text:p>
              <text:p text:style-name="P3"><text:span text:style-name="T4">Am <text:s text:c="4"/>G <text:s text:c="4"/>Am</text:span></text:p>
              <text:p text:style-name="P3"><text:span text:style-name="T4">A decisão é tua</text:span></text:p>
              <text:p text:style-name="P3"><text:span text:style-name="T4">Am <text:s text:c="4"/>G <text:s text:c="4"/>Am E Am</text:span></text:p>
              <text:p text:style-name="P3"><text:span text:style-name="T4">A decisão é tu__u_a</text:span></text:p>
              <text:p text:style-name="P3"><text:span text:style-name="T4"><text:s text:c="5"/></text:span><text:span text:style-name="T4">Dm <text:s text:c="7"/>G7 <text:s text:c="2"/>C</text:span></text:p>
              <text:p text:style-name="P3"><text:span text:style-name="T4">São muitos os convidados</text:span></text:p>
              <text:p text:style-name="P3"><text:span text:style-name="T4"><text:s text:c="5"/></text:span><text:span text:style-name="T4">Dm <text:s text:c="7"/>G7 <text:s text:c="2"/>C</text:span></text:p>
              <text:p text:style-name="P3"><text:span text:style-name="T4">São muitos os convidados</text:span></text:p>
              <text:p text:style-name="P3"><text:span text:style-name="T4"><text:s text:c="2"/></text:span><text:span text:style-name="T4">E <text:s text:c="15"/>Am</text:span></text:p>
              <text:p text:style-name="P3"><text:span text:style-name="T4">Quase ninguém tem tempo</text:span></text:p>
              <text:p text:style-name="P3"><text:span text:style-name="T4"><text:s text:c="2"/></text:span><text:span text:style-name="T4">E <text:s text:c="15"/>Am E <text:s/>Am</text:span></text:p>
              <text:p text:style-name="P3"><text:span text:style-name="T4">Quase ninguém tem te__empo</text:span></text:p>
              <text:p text:style-name="P3"><text:span text:style-name="T4"/></text:p>
              <text:p text:style-name="P3"><text:span text:style-name="T4"><text:s text:c="6"/></text:span><text:span text:style-name="T4">Am <text:s text:c="12"/>E</text:span></text:p>
              <text:p text:style-name="P3"><text:span text:style-name="T4">Se ouvires a voz de Deus</text:span></text:p>
              <text:p text:style-name="P3"><text:span text:style-name="T4"><text:s text:c="4"/></text:span><text:span text:style-name="T4">E7 <text:s text:c="10"/>Am</text:span></text:p>
              <text:p text:style-name="P3"><text:span text:style-name="T4">Chamando sem cessar</text:span></text:p>
              <text:p text:style-name="P3"><text:span text:style-name="T4"><text:s text:c="21"/></text:span><text:span text:style-name="T4">E</text:span></text:p>
              <text:p text:style-name="P3"><text:span text:style-name="T4">Se ouvires a voz do mundo</text:span></text:p>
              <text:p text:style-name="P3"><text:span text:style-name="T4"><text:s text:c="4"/></text:span><text:span text:style-name="T4">E7 <text:s text:c="10"/>Am</text:span></text:p>
              <text:p text:style-name="P3"><text:span text:style-name="T4">Querendo te enganar</text:span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MARCELO</meta:initial-creator>
    <meta:editing-cycles>23</meta:editing-cycles>
    <meta:creation-date>2016-06-04T17:36:16</meta:creation-date>
    <dc:date>2024-01-27T16:20:34.813478781</dc:date>
    <meta:editing-duration>PT1H26M</meta:editing-duration>
    <meta:generator>LibreOffice/7.3.7.2$Linux_X86_64 LibreOffice_project/30$Build-2</meta:generator>
    <meta:document-statistic meta:object-count="24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